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Vehicle Class</text:p>
          </table:table-cell>
          <table:table-cell office:value-type="string">
            <text:p>License Plate</text:p>
          </table:table-cell>
          <table:table-cell office:value-type="string">
            <text:p>Registered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Occupied</text:p>
          </table:table-cell>
          <table:table-cell office:value-type="string">
            <text:p>Available</text:p>
          </table:table-cell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HO4H |3916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2 AM</text:p>
          </table:table-cell>
          <table:table-cell office:value="1" office:value-type="float"/>
          <table:table-cell office:value="9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HO4H |39165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8:22 AM</text:p>
          </table:table-cell>
          <table:table-cell office:value="0" office:value-type="float"/>
          <table:table-cell office:value="10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3 AM</text:p>
          </table:table-cell>
          <table:table-cell office:value="1" office:value-type="float"/>
          <table:table-cell office:value="9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OLFS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3 AM</text:p>
          </table:table-cell>
          <table:table-cell office:value="2" office:value-type="float"/>
          <table:table-cell office:value="9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QO15072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4 AM</text:p>
          </table:table-cell>
          <table:table-cell office:value="3" office:value-type="float"/>
          <table:table-cell office:value="9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OTT G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4 AM</text:p>
          </table:table-cell>
          <table:table-cell office:value="4" office:value-type="float"/>
          <table:table-cell office:value="9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| 199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5 AM</text:p>
          </table:table-cell>
          <table:table-cell office:value="5" office:value-type="float"/>
          <table:table-cell office:value="9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HO L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5 AM</text:p>
          </table:table-cell>
          <table:table-cell office:value="6" office:value-type="float"/>
          <table:table-cell office:value="9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VEGN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5 AM</text:p>
          </table:table-cell>
          <table:table-cell office:value="7" office:value-type="float"/>
          <table:table-cell office:value="93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3-06T00:52:27.620336</meta:creation-date>
    <dc:date>2025-03-06T00:52:27.622658</dc:date>
    <meta:generator>http://pypi.python.org/pypi/ezodf/0.1.0$Python3.11.4 (tags/v3.11.4:d2340ef, Jun  7 2023, 05:45:37) [MSC v.1934 64 bit (AMD64)]</meta:generator>
    <meta:document-statistic/>
    <meta:editing-cycles>1</meta:editing-cycles>
  </office:meta>
</office:document-meta>
</file>